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A5" style:family="table-cell">
      <style:table-cell-properties fo:background-color="#33cc66" fo:padding="0.097cm" fo:border-left="0.002cm solid #000000" fo:border-right="none" fo:border-top="none" fo:border-bottom="0.002cm solid #000000">
        <style:background-image/>
      </style:table-cell-properties>
    </style:style>
    <style:style style:name="Tabell1.F5" style:family="table-cell">
      <style:table-cell-properties fo:background-color="#33cc6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9"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4<text:line-break/><text:span text:style-name="T1">Analys av föregående iteration</text:span>:</text:p>
      <text:p text:style-name="Standard">Iteration 3 har inte gått så bra. Denna iteration har vart den mest oproduktiva hittills, med tanke på att jag hade tankar om att hinna så långt att jag kunde lägga in mer krav. Jag har kvar vissa av kraven från Iteration 2 och 3 men de större och svårare sakerna är avklarade eller näst inpå. </text:p>
      <text:p text:style-name="P3">Utöver pluggandet har jag känt mig hängig och lite låg, tror det kommer gå bättre under iteration 4!</text:p>
      <text:p text:style-name="Standard"><text:span text:style-name="T1">Tidsrapport</text:span>:</text:p>
      <text:p text:style-name="P5"/>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2">AF1.2</text:p>
          </table:table-cell>
          <table:table-cell table:style-name="Tabell1.A2" office:value-type="string">
            <text:list xml:id="list2189852581403839841" text:style-name="L1">
              <text:list-header>
                <text:p text:style-name="P9">[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
          </table:table-cell>
          <table:table-cell table:style-name="Tabell1.A2" office:value-type="string">
            <text:p text:style-name="Table_20_Contents">5h</text:p>
          </table:table-cell>
          <table:table-cell table:style-name="Tabell1.F2" office:value-type="string">
            <text:p text:style-name="Table_20_Contents">1h</text:p>
          </table:table-cell>
        </table:table-row>
        <table:table-row>
          <table:table-cell table:style-name="Tabell1.A3" office:value-type="string">
            <text:p text:style-name="P2">AF1.2</text:p>
          </table:table-cell>
          <table:table-cell table:style-name="Tabell1.A3" office:value-type="string">
            <text:list xml:id="list29698245" text:continue-numbering="true" text:style-name="L1">
              <text:list-header>
                <text:p text:style-name="P7">[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15h</text:p>
          </table:table-cell>
        </table:table-row>
        <table:table-row>
          <table:table-cell table:style-name="Tabell1.F2" table:number-columns-spanned="6" office:value-type="string">
            <text:p text:style-name="P2">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2"/>
            <text:p text:style-name="P2">Alla Buggar Fixade ! :D.<text:line-break/><text:span text:style-name="T5">Det som krånglade var att jag hade satt -1 i forLoopas. Bla.. </text:span></text:p>
            <text:p text:style-name="P2"><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line-break/></text:p>
          </table:table-cell>
          <table:covered-table-cell/>
          <table:covered-table-cell/>
          <table:covered-table-cell/>
          <table:covered-table-cell/>
          <table:covered-table-cell/>
        </table:table-row>
        <table:table-row>
          <table:table-cell table:style-name="Tabell1.A5" office:value-type="string">
            <text:p text:style-name="P2">AF1.2</text:p>
          </table:table-cell>
          <table:table-cell table:style-name="Tabell1.A5" office:value-type="string">
            <text:list xml:id="list29696603" text:continue-numbering="true" text:style-name="L1">
              <text:list-header>
                <text:p text:style-name="P7">[3.1]Funktion som granskar actors Kort och erbjuder frågor att ställa</text:p>
              </text:list-header>
            </text:list>
          </table:table-cell>
          <table:table-cell table:style-name="Tabell1.A5" office:value-type="string">
            <text:p text:style-name="Table_20_Contents">KlarIsh..</text:p>
          </table:table-cell>
          <table:table-cell table:style-name="Tabell1.A5" office:value-type="string">
            <text:p text:style-name="Table_20_Contents"/>
          </table:table-cell>
          <table:table-cell table:style-name="Tabell1.A5" office:value-type="string">
            <text:p text:style-name="Table_20_Contents">7h</text:p>
          </table:table-cell>
          <table:table-cell table:style-name="Tabell1.F5" office:value-type="string">
            <text:p text:style-name="Table_20_Contents">14h</text:p>
          </table:table-cell>
        </table:table-row>
        <table:table-row>
          <table:table-cell table:style-name="Tabell1.F2" table:number-columns-spanned="6" office:value-type="string">
            <text:p text:style-name="P2">^det finns mycket delar kvar från 3.1 som ska genomföras, delar som involverar själva kopplingen mellan karaktärens data och datan som skrivs ut i rutan, även data gällande vilka frågor man kan ställa samt hur de ska ändras. </text:p>
            <text:p text:style-name="P2">Vad som är gjort: Funktion som tar hand om text data, man kan nu trycka på vilken fråga man vill ställa, bläddra upp och ner om det finns fler fråge-alternativ.<text:line-break/></text:p>
            <text:p text:style-name="P2">Det mesta är klart, frågorna kan frågas och rullar på fint. Det finns dock vissa saker som behövs:<text:line-break/>-Se till att standardfrågorna alltid kan väljas (eller iaf avsluta)<text:line-break/>-Se till att karaktärsbild laddas<text:line-break/>-Se till att karaktärsbild ändras beroende på Emotionstate..<text:line-break/></text:p>
          </table:table-cell>
          <table:covered-table-cell/>
          <table:covered-table-cell/>
          <table:covered-table-cell/>
          <table:covered-table-cell/>
          <table:covered-table-cell/>
        </table:table-row>
        <table:table-row>
          <table:table-cell table:style-name="Tabell1.A2" office:value-type="string">
            <text:p text:style-name="P2">AF1.2</text:p>
          </table:table-cell>
          <table:table-cell table:style-name="Tabell1.A2" office:value-type="string">
            <text:list xml:id="list29725607" text:continue-numbering="true" text:style-name="L1">
              <text:list-header>
                <text:p text:style-name="P7">[3.2]Funktion som granskar ledtråds Korts CardData och hämtar rätt data beroende på vem man frågar</text:p>
              </text:list-header>
            </text:list>
          </table:table-cell>
          <table:table-cell table:style-name="Tabell1.A2" office:value-type="string">
            <text:p text:style-name="Table_20_Contents">Ej påbörjad</text:p>
          </table:table-cell>
          <table:table-cell table:style-name="Tabell1.A2" office:value-type="string">
            <text:p text:style-name="Table_20_Contents"/>
          </table:table-cell>
          <table:table-cell table:style-name="Tabell1.A2" office:value-type="string">
            <text:p text:style-name="Table_20_Contents">5h</text:p>
          </table:table-cell>
          <table:table-cell table:style-name="Tabell1.F2" office:value-type="string">
            <text:p text:style-name="Table_20_Contents"/>
          </table:table-cell>
        </table:table-row>
        <table:table-row>
          <table:table-cell table:style-name="Tabell1.A3" office:value-type="string">
            <text:p text:style-name="P2">AF1.2</text:p>
          </table:table-cell>
          <table:table-cell table:style-name="Tabell1.A3" office:value-type="string">
            <text:list xml:id="list29727117" text:continue-numbering="true" text:style-name="L1">
              <text:list-header>
                <text:p text:style-name="P8">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9712043" text:continue-numbering="true" text:style-name="L1">
              <text:list-header>
                <text:p text:style-name="P7">[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9695578" text:continue-numbering="true" text:style-name="L1">
              <text:list-header>
                <text:p text:style-name="P7">[1.2]Bygga Hudden</text:p>
              </text:list-header>
            </text:list>
          </table:table-cell>
          <table:table-cell table:style-name="Tabell1.A3" office:value-type="string">
            <text:p text:style-name="Table_20_Contents">Klar (Behövs <text:soft-page-break/>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office:value-type="string">
            <text:p text:style-name="P2">AF1.6</text:p>
          </table:table-cell>
          <table:table-cell table:style-name="Tabell1.A2" office:value-type="string">
            <text:list xml:id="list29702123" text:continue-numbering="true" text:style-name="L1">
              <text:list-header>
                <text:p text:style-name="P7">[2.0] Funktion som läser in ledtrådar i rummen</text:p>
              </text:list-header>
            </text:list>
          </table:table-cell>
          <table:table-cell table:style-name="Tabell1.A2" office:value-type="string">
            <text:p text:style-name="Table_20_Contents">Påbörjad (typ)</text:p>
          </table:table-cell>
          <table:table-cell table:style-name="Tabell1.A2" office:value-type="string">
            <text:p text:style-name="Table_20_Contents">3h</text:p>
          </table:table-cell>
          <table:table-cell table:style-name="Tabell1.A2" office:value-type="string">
            <text:p text:style-name="Table_20_Contents">4h</text:p>
          </table:table-cell>
          <table:table-cell table:style-name="Tabell1.F2"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9724747" text:continue-numbering="true" text:style-name="L1">
              <text:list-header>
                <text:p text:style-name="P8">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9707043" text:continue-numbering="true" text:style-name="L1">
              <text:list-header>
                <text:p text:style-name="P8">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9717797" text:continue-numbering="true" text:style-name="L1">
              <text:list-header>
                <text:p text:style-name="P8">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9701166" text:continue-numbering="true" text:style-name="L1">
              <text:list-header>
                <text:p text:style-name="P8">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30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74h<text:line-break/>(74 +30h</text:p>
            <text:p text:style-name="Table_20_Contents">= 104h totalt lagd)</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04h = 136h</text:p>
          </table:table-cell>
          <table:covered-table-cell/>
        </table:table-row>
      </table:table>
      <text:p text:style-name="Standard"><text:span text:style-name="T1">Mål</text:span><text:span text:style-name="T2">:</text:span></text:p>
      <text:p text:style-name="P3">Under iteration 4 så ska jag ha hunnit klart med alla krav som jag tidigare inte blivit klart med. Jag ska förhoppningsvis ha hunnit så långt att jag känner att jag är i fas igen. Troligtvis så kommer viss ny grafik att komma in då vissa saker på den fronten börjar bli klar. Om jag nu hinner så pass långt som jag hoppas så ska jag även köra och skriva ner mer nogrannare tester.</text:p>
      <text:p text:style-name="Standard"/>
      <text:p text:style-name="P4">Uppbrytning:</text:p>
      <text:p text:style-name="P2"><text:tab/>-AF1.2: "intervjua Actors"<text:line-break/><text:tab/><text:tab/>[1.0]-Lägg till Data så att Actors har något att svara med</text:p>
      <text:p text:style-name="P2"><text:tab/><text:tab/>[2.0]-Skriv klart "Motive"-funktionen så att Data delas ut Efter vilket motiv som är <text:tab/><text:tab/>valt<text:line-break/><text:tab/><text:tab/><text:tab/>-Lägg till Motiv-Data så funktionen har något att utgå från<text:line-break/><text:line-break/></text:p>
      <text:p text:style-name="P2"><text:tab/><text:tab/>[3.0]-Skriva klart Player&gt;QuestionHolder funktionen <text:line-break/><text:tab/><text:tab/><text:tab/>[3.1]-Funktionen ska Granska en aktörs kort</text:p>
      <text:p text:style-name="P2"><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2"><text:tab/><text:tab/><text:tab/><text:tab/><text:tab/><text:tab/>-Få frågan att påverka Aktörens "emotionstate"<text:line-break/></text:p>
      <text:p text:style-name="P2"><text:tab/><text:tab/><text:tab/><text:tab/>-Erbjuda funktionerna "Flirt", "Threaten", "Leave" som standard för <text:tab/><text:tab/><text:tab/><text:tab/>varje samtal (varav Leave alltid ska vara möjligt medan Flirt+Threaten <text:tab/><text:tab/><text:tab/><text:tab/>bara går att göra i början..)</text:p>
      <text:p text:style-name="P2"><text:tab/><text:tab/><text:tab/><text:tab/><text:tab/>-Få flört/Threaten att påverka Actörs "Emotionstate"</text:p>
      <text:p text:style-name="P2"><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2"><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2"/>
      <text:p text:style-name="P2"><text:tab/>-AF1.6: "Navigera på "Spelplanen"<text:line-break/><text:tab/><text:tab/>[1.0]-Bygga upp spelplanen<text:line-break/><text:tab/><text:tab/><text:tab/>[1.1]-Bygga rummen</text:p>
      <text:p text:style-name="P2"><text:tab/><text:tab/><text:tab/><text:tab/>-Placera ut placeholder&gt;TableClue_GameCards/WallClue_GameCards</text:p>
      <text:p text:style-name="P2"><text:line-break/><text:tab/><text:tab/><text:tab/><text:tab/>-Placera ut Waypoints<text:line-break/><text:tab/><text:tab/><text:tab/><text:tab/><text:tab/>-Ange Vilken Data för Waypointsen! <text:line-break/><text:tab/><text:tab/><text:tab/><text:tab/><text:tab/></text:p>
      <text:p text:style-name="P2"><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2"><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2"><text:tab/><text:tab/><text:tab/><text:tab/>-Placera ut TimePoints-mätare<text:tab/><text:tab/><text:tab/><text:tab/></text:p>
      <text:p text:style-name="P2"/>
      <text:p text:style-name="P2">(Fortsätt på nästa sida..)</text:p>
      <text:p text:style-name="P1"><text:soft-page-break/><text:span text:style-name="T3"><text:tab/><text:tab/>[2.0]-Funktion som läser in ledtrådar i rummen<text:line-break/><text:tab/><text:tab/><text:tab/>-</text:span><text:span text:style-name="T4">Först väljs motiv</text:span></text:p>
      <text:p text:style-name="P2"><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2"><text:tab/><text:tab/><text:tab/><text:tab/><text:tab/>-Typen"TableClue"(samma som över fast 5GameCards)<text:line-break/></text:p>
      <text:p text:style-name="P2"><text:tab/><text:tab/><text:tab/><text:tab/><text:tab/>-Containers kan innehålla både WallClue/TableClues</text:p>
      <text:p text:style-name="P2"><text:line-break/><text:tab/><text:tab/><text:tab/><text:tab/><text:tab/><text:line-break/><text:tab/><text:tab/><text:tab/><text:tab/></text:p>
      <text:p text:style-name="P2"><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2M46S</meta:editing-duration>
    <meta:editing-cycles>140</meta:editing-cycles>
    <meta:generator>OpenOffice.org/3.4.1$Win32 OpenOffice.org_project/341m1$Build-9593</meta:generator>
    <dc:date>2014-05-06T09:55:45.28</dc:date>
    <meta:document-statistic meta:table-count="1" meta:image-count="0" meta:object-count="0" meta:page-count="4" meta:paragraph-count="99" meta:word-count="883" meta:character-count="5581"/>
    <meta:user-defined meta:name="Info 1"/>
    <meta:user-defined meta:name="Info 2"/>
    <meta:user-defined meta:name="Info 3"/>
    <meta:user-defined meta:name="Info 4"/>
  </office:meta>
</office:document-meta>
</file>